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.22mm" svg:height="90.05mm" svg:x="133.25mm" svg:y="13.81mm">
            <loext:p draw:notify-on-update-of-ranges="Sheet1.A1:Sheet1.A2 Sheet1.A3:Sheet1.A13 Sheet1.B1:Sheet1.B2 Sheet1.B3:Sheet1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attice Param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4.9743" calcext:value-type="float">
            <text:p>14.974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.47587" calcext:value-type="float">
            <text:p>1.4758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-7.57189" calcext:value-type="float">
            <text:p>-7.57189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-13.3403" calcext:value-type="float">
            <text:p>-13.34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6.8219" calcext:value-type="float">
            <text:p>-16.8219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-18.8758" calcext:value-type="float">
            <text:p>-18.8758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-19.8483" calcext:value-type="float">
            <text:p>-19.8483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-19.9404" calcext:value-type="float">
            <text:p>-19.9404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-19.3948" calcext:value-type="float">
            <text:p>-19.394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-18.5885" calcext:value-type="float">
            <text:p>-18.588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-17.6971" calcext:value-type="float">
            <text:p>-17.69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8:34:34.429743901</meta:creation-date>
    <dc:date>2018-10-24T20:01:48.009555555</dc:date>
    <meta:editing-duration>PT6M12S</meta:editing-duration>
    <meta:editing-cycles>1</meta:editing-cycles>
    <meta:document-statistic meta:table-count="1" meta:cell-count="2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3cm" svg:height="9.006cm" xlink:href=".." xlink:type="simple" chart:class="chart:scatter" chart:style-name="ch1">
        <chart:legend chart:legend-position="end" svg:x="13.488cm" svg:y="4.204cm" style:legend-expansion="high" chart:style-name="ch2"/>
        <chart:plot-area chart:style-name="ch3" table:cell-range-address="Sheet1.A1:Sheet1.B13" chart:data-source-has-labels="row" svg:x="0.32cm" svg:y="0.18cm" svg:width="12.848cm" svg:height="8.646cm">
          <chartooo:coordinate-region svg:x="1.047cm" svg:y="0.379cm" svg:width="11.881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3" chart:label-cell-address="Sheet1.B1:Sheet1.B2" chart:class="chart:scatter">
            <chart:domain table:cell-range-address="Sheet1.A3:Sheet1.A13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nergy</text:p>
                <text:list>
                  <text:list-item>
                    <text:p>Energy</text:p>
                  </text:list-item>
                  <text:list-item>
                    <text:p/>
                  </text:list-item>
                </text:list>
                <draw:g>
                  <svg:desc>Sheet1.B1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6">
                <text:p>4.6</text:p>
                <draw:g>
                  <svg:desc>Sheet1.A3:Sheet1.A13</svg:desc>
                </draw:g>
              </table:table-cell>
              <table:table-cell office:value-type="float" office:value="14.9743">
                <text:p>14.9743</text:p>
                <draw:g>
                  <svg:desc>Sheet1.B3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">
                <text:p>4.7</text:p>
              </table:table-cell>
              <table:table-cell office:value-type="float" office:value="1.47587">
                <text:p>1.475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-7.57189">
                <text:p>-7.57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9">
                <text:p>4.9</text:p>
              </table:table-cell>
              <table:table-cell office:value-type="float" office:value="-13.3403">
                <text:p>-13.3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6.8219">
                <text:p>-16.8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">
                <text:p>5.1</text:p>
              </table:table-cell>
              <table:table-cell office:value-type="float" office:value="-18.8758">
                <text:p>-18.87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">
                <text:p>5.2</text:p>
              </table:table-cell>
              <table:table-cell office:value-type="float" office:value="-19.8483">
                <text:p>-19.84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3">
                <text:p>5.3</text:p>
              </table:table-cell>
              <table:table-cell office:value-type="float" office:value="-19.9404">
                <text:p>-19.94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4">
                <text:p>5.4</text:p>
              </table:table-cell>
              <table:table-cell office:value-type="float" office:value="-19.3948">
                <text:p>-19.39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-18.5885">
                <text:p>-18.58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6">
                <text:p>5.6</text:p>
              </table:table-cell>
              <table:table-cell office:value-type="float" office:value="-17.6971">
                <text:p>-17.69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